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9000000AF4C420B4D.png"/>
  <manifest:file-entry manifest:media-type="image/png" manifest:full-path="Pictures/1000020100000152000000A63B17C693.png"/>
  <manifest:file-entry manifest:media-type="image/png" manifest:full-path="Pictures/10000201000001A5000000AB60560E41.png"/>
  <manifest:file-entry manifest:media-type="image/png" manifest:full-path="Pictures/100002010000017400000094A54C0F82.png"/>
  <manifest:file-entry manifest:media-type="image/png" manifest:full-path="Pictures/100002010000014A000000BA0E21CB44.png"/>
  <manifest:file-entry manifest:media-type="image/png" manifest:full-path="Pictures/100002010000013900000059D4CA61D4.png"/>
  <manifest:file-entry manifest:media-type="image/png" manifest:full-path="Pictures/10000201000001B200000130CD282110.png"/>
  <manifest:file-entry manifest:media-type="image/png" manifest:full-path="Pictures/100002010000014A000001329D6802C2.png"/>
  <manifest:file-entry manifest:media-type="image/png" manifest:full-path="Pictures/10000201000001B5000000EDE6CBFCBB.png"/>
  <manifest:file-entry manifest:media-type="image/png" manifest:full-path="Pictures/10000201000001AA000000A94A27616B.png"/>
  <manifest:file-entry manifest:media-type="image/png" manifest:full-path="Pictures/10000201000001E4000002BE6FD6BE30.png"/>
  <manifest:file-entry manifest:media-type="image/png" manifest:full-path="Pictures/10000201000001AF00000106E181EBD7.png"/>
  <manifest:file-entry manifest:media-type="image/png" manifest:full-path="Pictures/10000201000001B0000000AFE17CB970.png"/>
  <manifest:file-entry manifest:media-type="image/png" manifest:full-path="Pictures/10000201000001A6000000B353FBF07F.png"/>
  <manifest:file-entry manifest:media-type="image/png" manifest:full-path="Pictures/10000201000001A1000000A6BB8E17F7.png"/>
  <manifest:file-entry manifest:media-type="image/png" manifest:full-path="Pictures/10000201000001AD000000AD505138C9.png"/>
  <manifest:file-entry manifest:media-type="image/png" manifest:full-path="Pictures/10000201000001630000016FC67C2B38.png"/>
  <manifest:file-entry manifest:media-type="image/png" manifest:full-path="Pictures/10000201000001A7000000B0CED0467A.png"/>
  <manifest:file-entry manifest:media-type="image/png" manifest:full-path="Pictures/10000201000001A7000000AC9DD223DA.png"/>
  <manifest:file-entry manifest:media-type="image/png" manifest:full-path="Pictures/10000201000001A8000001796CDF73CC.png"/>
  <manifest:file-entry manifest:media-type="image/png" manifest:full-path="Pictures/10000201000001AA000000B07EAE9A68.png"/>
  <manifest:file-entry manifest:media-type="image/png" manifest:full-path="Pictures/100002010000013100000095F1B075CD.png"/>
  <manifest:file-entry manifest:media-type="image/png" manifest:full-path="Pictures/1000020100000186000000B42A9DBC8A.png"/>
  <manifest:file-entry manifest:media-type="image/png" manifest:full-path="Pictures/10000201000001A3000000ABA5AC73BE.png"/>
  <manifest:file-entry manifest:media-type="image/png" manifest:full-path="Pictures/100002010000019B000000A79F2D7AEF.png"/>
  <manifest:file-entry manifest:media-type="image/png" manifest:full-path="Pictures/10000201000001BC000000A73F019DC0.png"/>
  <manifest:file-entry manifest:media-type="image/png" manifest:full-path="Pictures/1000020100000166000002227A054349.png"/>
  <manifest:file-entry manifest:media-type="image/png" manifest:full-path="Pictures/10000201000001B1000000AE0A1E4A59.png"/>
  <manifest:file-entry manifest:media-type="image/png" manifest:full-path="Pictures/100002010000012B0000009D2D2B87DE.png"/>
  <manifest:file-entry manifest:media-type="image/png" manifest:full-path="Pictures/10000201000001A6000000A71AC301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><draw:frame draw:style-name="fr1" draw:name="gráficos2" text:anchor-type="paragraph" svg:x="3.985cm" svg:y="4.847cm" svg:width="8.975cm" svg:height="7.98cm" draw:z-index="1"><draw:image xlink:href="Pictures/10000201000001A8000001796CDF73CC.png" xlink:type="simple" xlink:show="embed" xlink:actuate="onLoad"/></draw:frame><draw:frame draw:style-name="fr1" draw:name="gráficos1" text:anchor-type="paragraph" svg:x="3.905cm" svg:y="0.582cm" svg:width="8.869cm" svg:height="3.62cm" draw:z-index="0"><draw:image xlink:href="Pictures/10000201000001A3000000ABA5AC73BE.png" xlink:type="simple" xlink:show="embed" xlink:actuate="onLoad"/></draw:frame></text:p>
      <text:p text:style-name="Standard"/>
      <text:p text:style-name="Standard"/>
      <text:p text:style-name="Standard">2.</text:p>
      <text:p text:style-name="Standard"><draw:frame draw:style-name="fr2" draw:name="gráficos3" text:anchor-type="paragraph" svg:width="8.954cm" svg:height="3.725cm" draw:z-index="2"><draw:image xlink:href="Pictures/10000201000001A7000000B0CED0467A.png" xlink:type="simple" xlink:show="embed" xlink:actuate="onLoad"/></draw:frame></text:p>
      <text:p text:style-name="Standard"><draw:frame draw:style-name="fr2" draw:name="gráficos4" text:anchor-type="paragraph" svg:width="8.255cm" svg:height="3.81cm" draw:z-index="3"><draw:image xlink:href="Pictures/1000020100000186000000B42A9DBC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</text:p>
      <text:p text:style-name="Standard"><draw:frame draw:style-name="fr2" draw:name="gráficos5" text:anchor-type="paragraph" svg:width="8.932cm" svg:height="3.535cm" draw:z-index="4"><draw:image xlink:href="Pictures/10000201000001A6000000A71AC3017D.png" xlink:type="simple" xlink:show="embed" xlink:actuate="onLoad"/></draw:frame></text:p>
      <text:p text:style-name="Standard"><draw:frame draw:style-name="fr2" draw:name="gráficos6" text:anchor-type="paragraph" svg:width="6.456cm" svg:height="3.154cm" draw:z-index="5"><draw:image xlink:href="Pictures/100002010000013100000095F1B075CD.png" xlink:type="simple" xlink:show="embed" xlink:actuate="onLoad"/></draw:frame></text:p>
      <text:p text:style-name="Standard"><draw:frame draw:style-name="fr1" draw:name="gráficos7" text:anchor-type="paragraph" svg:x="3.778cm" svg:y="0.741cm" svg:width="9.017cm" svg:height="3.577cm" draw:z-index="6"><draw:image xlink:href="Pictures/10000201000001AA000000A94A27616B.png" xlink:type="simple" xlink:show="embed" xlink:actuate="onLoad"/></draw:frame>4.</text:p>
      <text:p text:style-name="Standard"/>
      <text:p text:style-name="Standard"><draw:frame draw:style-name="fr1" draw:name="gráficos8" text:anchor-type="paragraph" svg:x="3.874cm" svg:y="0.212cm" svg:width="9.25cm" svg:height="5.017cm" draw:z-index="7"><draw:image xlink:href="Pictures/10000201000001B5000000EDE6CBFC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</text:p>
      <text:p text:style-name="Standard"><draw:frame draw:style-name="fr2" draw:name="gráficos9" text:anchor-type="paragraph" svg:width="8.827cm" svg:height="3.514cm" draw:z-index="8"><draw:image xlink:href="Pictures/10000201000001A1000000A6BB8E17F7.png" xlink:type="simple" xlink:show="embed" xlink:actuate="onLoad"/></draw:frame></text:p>
      <text:p text:style-name="Standard"><draw:frame draw:style-name="fr2" draw:name="gráficos10" text:anchor-type="paragraph" svg:width="7.514cm" svg:height="7.768cm" draw:z-index="9"><draw:image xlink:href="Pictures/10000201000001630000016FC67C2B38.png" xlink:type="simple" xlink:show="embed" xlink:actuate="onLoad"/></draw:frame></text:p>
      <text:p text:style-name="Standard">6.</text:p>
      <text:p text:style-name="Standard"><draw:frame draw:style-name="fr2" draw:name="gráficos11" text:anchor-type="paragraph" svg:width="9.081cm" svg:height="3.662cm" draw:z-index="10"><draw:image xlink:href="Pictures/10000201000001AD000000AD505138C9.png" xlink:type="simple" xlink:show="embed" xlink:actuate="onLoad"/></draw:frame></text:p>
      <text:p text:style-name="Standard"><draw:frame draw:style-name="fr2" draw:name="gráficos12" text:anchor-type="paragraph" svg:width="6.329cm" svg:height="3.323cm" draw:z-index="11"><draw:image xlink:href="Pictures/100002010000012B0000009D2D2B87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</text:p>
      <text:p text:style-name="Standard"><draw:frame draw:style-name="fr2" draw:name="gráficos13" text:anchor-type="paragraph" svg:width="8.954cm" svg:height="3.641cm" draw:z-index="12"><draw:image xlink:href="Pictures/10000201000001A7000000AC9DD223DA.png" xlink:type="simple" xlink:show="embed" xlink:actuate="onLoad"/></draw:frame></text:p>
      <text:p text:style-name="Standard"><draw:frame draw:style-name="fr2" draw:name="gráficos14" text:anchor-type="paragraph" svg:width="6.985cm" svg:height="6.477cm" draw:z-index="13"><draw:image xlink:href="Pictures/100002010000014A000001329D6802C2.png" xlink:type="simple" xlink:show="embed" xlink:actuate="onLoad"/></draw:frame></text:p>
      <text:p text:style-name="Standard">8.</text:p>
      <text:p text:style-name="Standard"><draw:frame draw:style-name="fr2" draw:name="gráficos15" text:anchor-type="paragraph" svg:width="8.932cm" svg:height="3.789cm" draw:z-index="14"><draw:image xlink:href="Pictures/10000201000001A6000000B353FBF07F.png" xlink:type="simple" xlink:show="embed" xlink:actuate="onLoad"/></draw:frame></text:p>
      <text:p text:style-name="Standard"><draw:frame draw:style-name="fr2" draw:name="gráficos16" text:anchor-type="paragraph" svg:width="9.186cm" svg:height="6.435cm" draw:z-index="15"><draw:image xlink:href="Pictures/10000201000001B200000130CD28211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9.</text:p>
      <text:p text:style-name="Standard"><draw:frame draw:style-name="fr2" draw:name="gráficos17" text:anchor-type="paragraph" svg:width="9.165cm" svg:height="3.683cm" draw:z-index="16"><draw:image xlink:href="Pictures/10000201000001B1000000AE0A1E4A59.png" xlink:type="simple" xlink:show="embed" xlink:actuate="onLoad"/></draw:frame></text:p>
      <text:p text:style-name="Standard"><draw:frame draw:style-name="fr2" draw:name="gráficos18" text:anchor-type="paragraph" svg:width="7.578cm" svg:height="11.559cm" draw:z-index="17"><draw:image xlink:href="Pictures/1000020100000166000002227A054349.png" xlink:type="simple" xlink:show="embed" xlink:actuate="onLoad"/></draw:frame></text:p>
      <text:p text:style-name="Standard">10.</text:p>
      <text:p text:style-name="Standard"><draw:frame draw:style-name="fr2" draw:name="gráficos19" text:anchor-type="paragraph" svg:width="9.144cm" svg:height="3.704cm" draw:z-index="18"><draw:image xlink:href="Pictures/10000201000001B0000000AFE17CB970.png" xlink:type="simple" xlink:show="embed" xlink:actuate="onLoad"/></draw:frame></text:p>
      <text:p text:style-name="Standard"><draw:frame draw:style-name="fr2" draw:name="gráficos20" text:anchor-type="paragraph" svg:width="6.625cm" svg:height="1.884cm" draw:z-index="19"><draw:image xlink:href="Pictures/100002010000013900000059D4CA61D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11.</text:p>
      <text:p text:style-name="Standard"><draw:frame draw:style-name="fr2" draw:name="gráficos21" text:anchor-type="paragraph" svg:width="8.911cm" svg:height="3.62cm" draw:z-index="20"><draw:image xlink:href="Pictures/10000201000001A5000000AB60560E41.png" xlink:type="simple" xlink:show="embed" xlink:actuate="onLoad"/></draw:frame></text:p>
      <text:p text:style-name="Standard"><draw:frame draw:style-name="fr2" draw:name="gráficos22" text:anchor-type="paragraph" svg:width="6.985cm" svg:height="3.937cm" draw:z-index="21"><draw:image xlink:href="Pictures/100002010000014A000000BA0E21CB44.png" xlink:type="simple" xlink:show="embed" xlink:actuate="onLoad"/></draw:frame></text:p>
      <text:p text:style-name="Standard">12.</text:p>
      <text:p text:style-name="Standard"><draw:frame draw:style-name="fr2" draw:name="gráficos23" text:anchor-type="paragraph" svg:width="9.017cm" svg:height="3.725cm" draw:z-index="22"><draw:image xlink:href="Pictures/10000201000001AA000000B07EAE9A68.png" xlink:type="simple" xlink:show="embed" xlink:actuate="onLoad"/></draw:frame></text:p>
      <text:p text:style-name="Standard"><draw:frame draw:style-name="fr2" draw:name="gráficos24" text:anchor-type="paragraph" svg:width="7.154cm" svg:height="3.514cm" draw:z-index="23"><draw:image xlink:href="Pictures/1000020100000152000000A63B17C693.png" xlink:type="simple" xlink:show="embed" xlink:actuate="onLoad"/></draw:frame></text:p>
      <text:p text:style-name="Standard">13.</text:p>
      <text:p text:style-name="Standard"><draw:frame draw:style-name="fr1" draw:name="gráficos26" text:anchor-type="paragraph" svg:x="4.403cm" svg:y="3.836cm" svg:width="7.874cm" svg:height="3.133cm" draw:z-index="25"><draw:image xlink:href="Pictures/100002010000017400000094A54C0F82.png" xlink:type="simple" xlink:show="embed" xlink:actuate="onLoad"/></draw:frame><draw:frame draw:style-name="fr2" draw:name="gráficos25" text:anchor-type="paragraph" svg:width="9.398cm" svg:height="3.535cm" draw:z-index="24"><draw:image xlink:href="Pictures/10000201000001BC000000A73F019DC0.png" xlink:type="simple" xlink:show="embed" xlink:actuate="onLoad"/></draw:frame></text:p>
      <text:p text:style-name="Standard"><text:soft-page-break/>14.</text:p>
      <text:p text:style-name="Standard"/>
      <text:p text:style-name="Standard"><draw:frame draw:style-name="fr2" draw:name="gráficos27" text:anchor-type="paragraph" svg:width="8.7cm" svg:height="3.535cm" draw:z-index="26"><draw:image xlink:href="Pictures/100002010000019B000000A79F2D7AEF.png" xlink:type="simple" xlink:show="embed" xlink:actuate="onLoad"/></draw:frame></text:p>
      <text:p text:style-name="Standard"><draw:frame draw:style-name="fr2" draw:name="gráficos28" text:anchor-type="paragraph" svg:width="9.123cm" svg:height="5.546cm" draw:z-index="27"><draw:image xlink:href="Pictures/10000201000001AF00000106E181EBD7.png" xlink:type="simple" xlink:show="embed" xlink:actuate="onLoad"/></draw:frame></text:p>
      <text:p text:style-name="Standard">15.</text:p>
      <text:p text:style-name="Standard"><draw:frame draw:style-name="fr1" draw:name="gráficos29" text:anchor-type="paragraph" svg:x="0.349cm" svg:y="0.212cm" svg:width="8.996cm" svg:height="3.704cm" draw:z-index="28"><draw:image xlink:href="Pictures/10000201000001A9000000AF4C420B4D.png" xlink:type="simple" xlink:show="embed" xlink:actuate="onLoad"/></draw:frame><draw:frame draw:style-name="fr1" draw:name="gráficos30" text:anchor-type="paragraph" svg:x="9.502cm" svg:y="0.397cm" svg:width="7.091cm" svg:height="11.557cm" draw:z-index="29"><draw:image xlink:href="Pictures/10000201000001E4000002BE6FD6BE30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4S</meta:editing-duration>
    <meta:editing-cycles>3</meta:editing-cycles>
    <meta:generator>OpenOffice/4.1.6$Win32 OpenOffice.org_project/416m1$Build-9790</meta:generator>
    <dc:date>2020-05-18T17:42:20.20</dc:date>
    <meta:document-statistic meta:table-count="0" meta:image-count="30" meta:object-count="0" meta:page-count="7" meta:paragraph-count="15" meta:word-count="15" meta:character-count="36"/>
    <meta:user-defined meta:name="Info 1"/>
    <meta:user-defined meta:name="Info 2"/>
    <meta:user-defined meta:name="Info 3"/>
    <meta:user-defined meta:name="Info 4"/>
  </office:meta>
</office:document-meta>
</file>